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**<text:tab/>AUTHOR:<text:tab/>Pramod Jose</text:p>
      <text:p text:style-name="Standard">**<text:tab/>GITHUB:<text:tab/>github.com/PramodJose</text:p>
      <text:p text:style-name="Standard">**<text:tab/>DATE:<text:tab/>10 August 2019</text:p>
      <text:p text:style-name="Standard">*/</text:p>
      <text:p text:style-name="Standard"/>
      <text:p text:style-name="Standard">#ifndef _RECTANGLE_CIPHER_H</text:p>
      <text:p text:style-name="Standard">#define _RECTANGLE_CIPHER_H 1</text:p>
      <text:p text:style-name="Standard"/>
      <text:p text:style-name="Standard">#define BLOCK_SIZE 8<text:tab/></text:p>
      <text:p text:style-name="Standard">/*</text:p>
      <text:p text:style-name="Standard">**<text:tab/>Represents block size in bytes (and not bits). Also, it is assumed that the</text:p>
      <text:p text:style-name="Standard">**<text:tab/>block size is a power of 2.<text:tab/>This fact is used to quickly determine whether</text:p>
      <text:p text:style-name="Standard">**<text:tab/>the size of the plain text is a<text:tab/>multiple of the block size or not (in the</text:p>
      <text:p text:style-name="Standard">**<text:tab/>encrypt() function). This check is performed using bit arithmetic which will</text:p>
      <text:p text:style-name="Standard">**<text:tab/>only work if the block size is a power of 2. In case there is a requirement</text:p>
      <text:p text:style-name="Standard">**<text:tab/>for supporting block sizes which are not a power of 2, then the check (of</text:p>
      <text:p text:style-name="Standard">**<text:tab/>whether the plain text size is a multiple of block size or not) can be done</text:p>
      <text:p text:style-name="Standard">**<text:tab/>using the modulo (remainder, %) operator. The rest of the code should work</text:p>
      <text:p text:style-name="Standard">**<text:tab/>fine; although testing the code after modification is highly recommended.</text:p>
      <text:p text:style-name="Standard">**<text:tab/>NB: It is also used in the declaration of union state to calculate the size</text:p>
      <text:p text:style-name="Standard">**<text:tab/>of ints16.</text:p>
      <text:p text:style-name="Standard">*/<text:tab/><text:tab/><text:tab/><text:tab/><text:tab/><text:tab/><text:tab/></text:p>
      <text:p text:style-name="Standard">#define MAIN_KEY_SIZE 16</text:p>
      <text:p text:style-name="Standard">/*</text:p>
      <text:p text:style-name="Standard">**<text:tab/>Represents main key size in bytes and not bits.</text:p>
      <text:p text:style-name="Standard">*/</text:p>
      <text:p text:style-name="Standard"/>
      <text:p text:style-name="Standard">#define ROUND_KEY_SIZE 8</text:p>
      <text:p text:style-name="Standard"/>
      <text:p text:style-name="Standard"/>
      <text:p text:style-name="Standard">/*<text:tab/>Definition for circular left shift.</text:p>
      <text:p text:style-name="Standard">**<text:tab/>Parameter 1: num is the integer variable you want to shift.</text:p>
      <text:p text:style-name="Standard">**<text:tab/>Parameter 2: shift is the number of places you want to shift "num" by.</text:p>
      <text:p text:style-name="Standard">**<text:tab/>Note: This definition has been adapted from en.wikipedia.org/wiki/Bitwise_operation#Circular_shifts.</text:p>
      <text:p text:style-name="Standard">**</text:p>
      <text:p text:style-name="Standard">**<text:tab/>Example:</text:p>
      <text:p text:style-name="Standard">**<text:tab/>uint8_t val = 0x97;</text:p>
      <text:p text:style-name="Standard">**<text:tab/>val<text:tab/>= CLSH(val, 3);</text:p>
      <text:p text:style-name="Standard">*/</text:p>
      <text:p text:style-name="Standard">#define CLSH(num, shift) ((num &lt;&lt; shift) | (num &gt;&gt; (-shift &amp; (sizeof(num) * 8 - 1))))</text:p>
      <text:p text:style-name="Standard"/>
      <text:p text:style-name="Standard">#include &lt;stdint.h&gt;</text:p>
      <text:p text:style-name="Standard">#include &lt;stdlib.h&gt;</text:p>
      <text:p text:style-name="Standard">#include &lt;string.h&gt;</text:p>
      <text:p text:style-name="Standard">#include &lt;errno.h&gt;</text:p>
      <text:p text:style-name="Standard"/>
      <text:p text:style-name="Standard"/>
      <text:p text:style-name="Standard">struct rcipher_params</text:p>
      <text:p text:style-name="Standard">{</text:p>
      <text:p text:style-name="Standard"><text:tab/>uint32_t main_key[4];</text:p>
      <text:p text:style-name="Standard"><text:soft-page-break/><text:tab/>uint16_t sub_key[4];</text:p>
      <text:p text:style-name="Standard"><text:tab/>uint8_t row_constant;</text:p>
      <text:p text:style-name="Standard">};</text:p>
      <text:p text:style-name="Standard"/>
      <text:p text:style-name="Standard">typedef struct rcipher_params* rcipher_params_t;</text:p>
      <text:p text:style-name="Standard"/>
      <text:p text:style-name="Standard"/>
      <text:p text:style-name="Standard">/*</text:p>
      <text:p text:style-name="Standard">**<text:tab/>Description: Dynamically allocates memory for the cipher parameters (main_key,</text:p>
      <text:p text:style-name="Standard">**<text:tab/> <text:s/>sub_key and row_constant). Initialises the row_constant to its default value of 0x01.</text:p>
      <text:p text:style-name="Standard">**<text:tab/> <text:s/>Returns the address of the struct-variable which is then used by other functions.</text:p>
      <text:p text:style-name="Standard">**<text:tab/>Input: None.</text:p>
      <text:p text:style-name="Standard">**<text:tab/>Output: Returns the address of the dyamically allocated struct-variable.</text:p>
      <text:p text:style-name="Standard">**<text:tab/>Caveats: None</text:p>
      <text:p text:style-name="Standard">**<text:tab/>Thread-safe: Yes</text:p>
      <text:p text:style-name="Standard">*/</text:p>
      <text:p text:style-name="Standard">rcipher_params_t rectangle_init()</text:p>
      <text:p text:style-name="Standard">{</text:p>
      <text:p text:style-name="Standard"><text:tab/>rcipher_params_t parameters = malloc(sizeof(struct rcipher_params));</text:p>
      <text:p text:style-name="Standard"/>
      <text:p text:style-name="Standard"><text:tab/>if(parameters == NULL)</text:p>
      <text:p text:style-name="Standard"><text:tab/>{</text:p>
      <text:p text:style-name="Standard"><text:tab/><text:tab/>perror("Could not allocate memory in rectangle_init(). File: rectangle.h\nError");</text:p>
      <text:p text:style-name="Standard"><text:tab/><text:tab/>exit(EXIT_FAILURE);</text:p>
      <text:p text:style-name="Standard"><text:tab/>}</text:p>
      <text:p text:style-name="Standard"/>
      <text:p text:style-name="Standard"><text:tab/>// Row constant has to be initialised to 0x1.</text:p>
      <text:p text:style-name="Standard"><text:tab/>parameters-&gt;row_constant = 0x01;</text:p>
      <text:p text:style-name="Standard"><text:tab/>return parameters;</text:p>
      <text:p text:style-name="Standard">}</text:p>
      <text:p text:style-name="Standard"/>
      <text:p text:style-name="Standard"/>
      <text:p text:style-name="Standard">/*</text:p>
      <text:p text:style-name="Standard">**<text:tab/>Description: Behaves like a parameterised constructor. It dynamically allocates memory for</text:p>
      <text:p text:style-name="Standard">**<text:tab/> <text:s/>the cipher parameters (main_key, sub_key and row_constant). Initialises the row_constant</text:p>
      <text:p text:style-name="Standard">**<text:tab/> <text:s/>to its default value of 0x01. It initialises the main_key[] with the array values sent as</text:p>
      <text:p text:style-name="Standard">**<text:tab/> <text:s/>argument. Returns the address of the struct-variable which is then used by other functions.</text:p>
      <text:p text:style-name="Standard">**<text:tab/>Input: An array containing 4 32 bit values (i.e. the 128-bit main key).</text:p>
      <text:p text:style-name="Standard">**<text:tab/>Output: Returns the address of the dyamically allocated struct-variable.</text:p>
      <text:p text:style-name="Standard">**<text:tab/>Caveats: None</text:p>
      <text:p text:style-name="Standard">**<text:tab/>Thread-safe: Yes</text:p>
      <text:p text:style-name="Standard">*/</text:p>
      <text:p text:style-name="Standard">rcipher_params_t rectangle_init_key(uint32_t main_key[])</text:p>
      <text:p text:style-name="Standard">{</text:p>
      <text:p text:style-name="Standard"><text:tab/>rcipher_params_t parameters = rectangle_init();</text:p>
      <text:p text:style-name="Standard"><text:tab/></text:p>
      <text:p text:style-name="Standard"><text:tab/>parameters-&gt;main_key[0] = main_key[0];</text:p>
      <text:p text:style-name="Standard"><text:tab/>parameters-&gt;main_key[1] = main_key[1];</text:p>
      <text:p text:style-name="Standard"><text:tab/>parameters-&gt;main_key[2] = main_key[2];</text:p>
      <text:p text:style-name="Standard"><text:tab/>parameters-&gt;main_key[3] = main_key[3];</text:p>
      <text:p text:style-name="Standard"/>
      <text:p text:style-name="Standard"><text:tab/>return parameters;</text:p>
      <text:p text:style-name="Standard"><text:soft-page-break/>}</text:p>
      <text:p text:style-name="Standard"/>
      <text:p text:style-name="Standard">rcipher_params_t rectangle_init_copy(rcipher_params_t params)</text:p>
      <text:p text:style-name="Standard">{</text:p>
      <text:p text:style-name="Standard"><text:tab/>rcipher_params_t parameters = rectangle_init();</text:p>
      <text:p text:style-name="Standard"/>
      <text:p text:style-name="Standard"><text:tab/>parameters-&gt;main_key[0] = params-&gt;main_key[0];</text:p>
      <text:p text:style-name="Standard"><text:tab/>parameters-&gt;main_key[1] = params-&gt;main_key[1];</text:p>
      <text:p text:style-name="Standard"><text:tab/>parameters-&gt;main_key[2] = params-&gt;main_key[2];</text:p>
      <text:p text:style-name="Standard"><text:tab/>parameters-&gt;main_key[3] = params-&gt;main_key[3];</text:p>
      <text:p text:style-name="Standard"/>
      <text:p text:style-name="Standard"><text:tab/>return parameters;</text:p>
      <text:p text:style-name="Standard">}</text:p>
      <text:p text:style-name="Standard"/>
      <text:p text:style-name="Standard">rcipher_params_t rectangle_params_copy(rcipher_params_t dest, rcipher_params_t src)</text:p>
      <text:p text:style-name="Standard">{</text:p>
      <text:p text:style-name="Standard"><text:tab/>char i;</text:p>
      <text:p text:style-name="Standard"><text:tab/>dest-&gt;row_constant = src-&gt;row_constant;</text:p>
      <text:p text:style-name="Standard"/>
      <text:p text:style-name="Standard"><text:tab/>for(i = 0; i &lt; 4; ++i)</text:p>
      <text:p text:style-name="Standard"><text:tab/>{</text:p>
      <text:p text:style-name="Standard"><text:tab/><text:tab/>dest-&gt;main_key[i] = src-&gt;main_key[i];</text:p>
      <text:p text:style-name="Standard"><text:tab/><text:tab/>dest-&gt;sub_key[i] = 0;</text:p>
      <text:p text:style-name="Standard"><text:tab/>}</text:p>
      <text:p text:style-name="Standard"/>
      <text:p text:style-name="Standard"><text:tab/>return dest;</text:p>
      <text:p text:style-name="Standard">}</text:p>
      <text:p text:style-name="Standard"/>
      <text:p text:style-name="Standard">/*</text:p>
      <text:p text:style-name="Standard">**<text:tab/>Description: Frees the memory allocated for the struct-variable (which contains the cipher</text:p>
      <text:p text:style-name="Standard">**<text:tab/> <text:s/>parameters).</text:p>
      <text:p text:style-name="Standard">**<text:tab/>Input: Address of the dynamically allocated struct-variable.</text:p>
      <text:p text:style-name="Standard">**<text:tab/>Output: None.</text:p>
      <text:p text:style-name="Standard">**<text:tab/>Caveats: None</text:p>
      <text:p text:style-name="Standard">**<text:tab/>Thread-safe: Yes</text:p>
      <text:p text:style-name="Standard">*/</text:p>
      <text:p text:style-name="Standard">void rectangle_destroy(rcipher_params_t parameters)</text:p>
      <text:p text:style-name="Standard">{</text:p>
      <text:p text:style-name="Standard"><text:tab/>if(parameters != NULL)</text:p>
      <text:p text:style-name="Standard"><text:tab/>{</text:p>
      <text:p text:style-name="Standard"><text:tab/><text:tab/>free(parameters);</text:p>
      <text:p text:style-name="Standard"><text:tab/><text:tab/>parameters = NULL;</text:p>
      <text:p text:style-name="Standard"><text:tab/>}</text:p>
      <text:p text:style-name="Standard">}</text:p>
      <text:p text:style-name="Standard"/>
      <text:p text:style-name="Standard"/>
      <text:p text:style-name="Standard">/*</text:p>
      <text:p text:style-name="Standard">**<text:tab/>Description: Defines/Emulates the LFSR used in the RECTANGLE cipher.</text:p>
      <text:p text:style-name="Standard">**<text:tab/> <text:s/>Computes the next row constant given the current row constant.</text:p>
      <text:p text:style-name="Standard">**<text:tab/>Input: Address of the variable which contains the current row constant.</text:p>
      <text:p text:style-name="Standard">**<text:tab/>Output: Modifies the variable in place. After the completion of this function,</text:p>
      <text:p text:style-name="Standard">**<text:tab/> <text:s/>the row_constant variable would contain the new row constant.</text:p>
      <text:p text:style-name="Standard"><text:soft-page-break/>**<text:tab/>Caveats: row_constant should be initialised to 0x01 (the very first row</text:p>
      <text:p text:style-name="Standard">**<text:tab/> <text:s/>constant) before this function is called.</text:p>
      <text:p text:style-name="Standard">**<text:tab/>Thread-safe: Yes.</text:p>
      <text:p text:style-name="Standard">*/</text:p>
      <text:p text:style-name="Standard">void rectangle_LFSR(uint8_t *row_constant)</text:p>
      <text:p text:style-name="Standard">{</text:p>
      <text:p text:style-name="Standard"><text:tab/>// Initialise row_constant to 1, if it is 0 (which is an invalid state).</text:p>
      <text:p text:style-name="Standard"><text:tab/>if(*row_constant == 0)</text:p>
      <text:p text:style-name="Standard"><text:tab/><text:tab/>*row_constant = 1;<text:tab/>// The very first row constant.</text:p>
      <text:p text:style-name="Standard"><text:tab/>else</text:p>
      <text:p text:style-name="Standard"><text:tab/>{</text:p>
      <text:p text:style-name="Standard"><text:tab/><text:tab/>// The new value, rc0 being computed as rc4 XOR rc2.</text:p>
      <text:p text:style-name="Standard"><text:tab/><text:tab/>uint8_t rc0 = ((*row_constant &amp; 0x10) &gt; 0) ^ ((*row_constant &amp; 0x04) &gt; 0);</text:p>
      <text:p text:style-name="Standard"/>
      <text:p text:style-name="Standard"><text:tab/><text:tab/>// Left shifting by 1 place.</text:p>
      <text:p text:style-name="Standard"><text:tab/><text:tab/>*row_constant &lt;&lt;= 1;</text:p>
      <text:p text:style-name="Standard"/>
      <text:p text:style-name="Standard"><text:tab/><text:tab/>// considering only the lower 5 bits.</text:p>
      <text:p text:style-name="Standard"><text:tab/><text:tab/>*row_constant &amp;= 0x1F;</text:p>
      <text:p text:style-name="Standard"/>
      <text:p text:style-name="Standard"><text:tab/><text:tab/>// appending rc0...</text:p>
      <text:p text:style-name="Standard"><text:tab/><text:tab/>*row_constant |= rc0;</text:p>
      <text:p text:style-name="Standard"><text:tab/>}</text:p>
      <text:p text:style-name="Standard">}</text:p>
      <text:p text:style-name="Standard"/>
      <text:p text:style-name="Standard"/>
      <text:p text:style-name="Standard">/*</text:p>
      <text:p text:style-name="Standard">**<text:tab/>Description: Serves the purpose of the S-Box used in the RECTANGLE cipher.</text:p>
      <text:p text:style-name="Standard">**<text:tab/> <text:s/>Given a value, x, between 0x00 and 0x0F, it finds out S(x).</text:p>
      <text:p text:style-name="Standard">**<text:tab/>Input: Address of the variable whose substitution value needs to be computed, i.e., x.</text:p>
      <text:p text:style-name="Standard">**<text:tab/>Output: Modifies the variable in place. After the completion of this function,</text:p>
      <text:p text:style-name="Standard">**<text:tab/> <text:s/>the variable x would contain the new substitution value.</text:p>
      <text:p text:style-name="Standard">**<text:tab/>Caveats: None.</text:p>
      <text:p text:style-name="Standard">**<text:tab/>Thread-safe: Yes.</text:p>
      <text:p text:style-name="Standard">*/</text:p>
      <text:p text:style-name="Standard">void s_box(uint8_t *x)</text:p>
      <text:p text:style-name="Standard">{</text:p>
      <text:p text:style-name="Standard"><text:tab/>const uint8_t table[] = { 0x06,</text:p>
      <text:p text:style-name="Standard"><text:tab/><text:tab/><text:tab/><text:tab/><text:tab/><text:tab/><text:tab/> <text:s/>0x05,</text:p>
      <text:p text:style-name="Standard"><text:tab/><text:tab/><text:tab/><text:tab/><text:tab/><text:tab/><text:tab/> <text:s/>0x0c,</text:p>
      <text:p text:style-name="Standard"><text:tab/><text:tab/><text:tab/><text:tab/><text:tab/><text:tab/><text:tab/> <text:s/>0x0a,</text:p>
      <text:p text:style-name="Standard"><text:tab/><text:tab/><text:tab/><text:tab/><text:tab/><text:tab/><text:tab/> <text:s/>0x01,</text:p>
      <text:p text:style-name="Standard"><text:tab/><text:tab/><text:tab/><text:tab/><text:tab/><text:tab/><text:tab/> <text:s/>0x0e,</text:p>
      <text:p text:style-name="Standard"><text:tab/><text:tab/><text:tab/><text:tab/><text:tab/><text:tab/><text:tab/> <text:s/>0x07,</text:p>
      <text:p text:style-name="Standard"><text:tab/><text:tab/><text:tab/><text:tab/><text:tab/><text:tab/><text:tab/> <text:s/>0x09,</text:p>
      <text:p text:style-name="Standard"><text:tab/><text:tab/><text:tab/><text:tab/><text:tab/><text:tab/><text:tab/> <text:s/>0x0b,</text:p>
      <text:p text:style-name="Standard"><text:tab/><text:tab/><text:tab/><text:tab/><text:tab/><text:tab/><text:tab/> <text:s/>0x00,</text:p>
      <text:p text:style-name="Standard"><text:tab/><text:tab/><text:tab/><text:tab/><text:tab/><text:tab/><text:tab/> <text:s/>0x03,</text:p>
      <text:p text:style-name="Standard"><text:tab/><text:tab/><text:tab/><text:tab/><text:tab/><text:tab/><text:tab/> <text:s/>0x0d,</text:p>
      <text:p text:style-name="Standard"><text:tab/><text:tab/><text:tab/><text:tab/><text:tab/><text:tab/><text:tab/> <text:s/>0x08,</text:p>
      <text:p text:style-name="Standard"><text:tab/><text:tab/><text:tab/><text:tab/><text:tab/><text:tab/><text:tab/> <text:s/>0x0f,</text:p>
      <text:p text:style-name="Standard"><text:tab/><text:tab/><text:tab/><text:tab/><text:tab/><text:tab/><text:tab/> <text:s/>0x04,</text:p>
      <text:p text:style-name="Standard"><text:soft-page-break/><text:tab/><text:tab/><text:tab/><text:tab/><text:tab/><text:tab/><text:tab/> <text:s/>0x02</text:p>
      <text:p text:style-name="Standard"><text:tab/><text:tab/><text:tab/><text:tab/><text:tab/><text:tab/><text:tab/>};</text:p>
      <text:p text:style-name="Standard"/>
      <text:p text:style-name="Standard"><text:tab/>if(*x &gt;= 0x00 &amp;&amp; *x &lt;= 0x0F)<text:tab/>// Basic error checking.</text:p>
      <text:p text:style-name="Standard"><text:tab/><text:tab/>*x = table[*x];</text:p>
      <text:p text:style-name="Standard">}</text:p>
      <text:p text:style-name="Standard"/>
      <text:p text:style-name="Standard">void inverse_s_box(uint8_t *x)</text:p>
      <text:p text:style-name="Standard">{</text:p>
      <text:p text:style-name="Standard"><text:tab/>const uint8_t table[] = { 0x09,</text:p>
      <text:p text:style-name="Standard"><text:tab/><text:tab/><text:tab/><text:tab/><text:tab/><text:tab/><text:tab/> <text:s/>0x04,</text:p>
      <text:p text:style-name="Standard"><text:tab/><text:tab/><text:tab/><text:tab/><text:tab/><text:tab/><text:tab/> <text:s/>0x0f,</text:p>
      <text:p text:style-name="Standard"><text:tab/><text:tab/><text:tab/><text:tab/><text:tab/><text:tab/><text:tab/> <text:s/>0x0a,</text:p>
      <text:p text:style-name="Standard"><text:tab/><text:tab/><text:tab/><text:tab/><text:tab/><text:tab/><text:tab/> <text:s/>0x0e,</text:p>
      <text:p text:style-name="Standard"><text:tab/><text:tab/><text:tab/><text:tab/><text:tab/><text:tab/><text:tab/> <text:s/>0x01,</text:p>
      <text:p text:style-name="Standard"><text:tab/><text:tab/><text:tab/><text:tab/><text:tab/><text:tab/><text:tab/> <text:s/>0x00,</text:p>
      <text:p text:style-name="Standard"><text:tab/><text:tab/><text:tab/><text:tab/><text:tab/><text:tab/><text:tab/> <text:s/>0x06,</text:p>
      <text:p text:style-name="Standard"><text:tab/><text:tab/><text:tab/><text:tab/><text:tab/><text:tab/><text:tab/> <text:s/>0x0c,</text:p>
      <text:p text:style-name="Standard"><text:tab/><text:tab/><text:tab/><text:tab/><text:tab/><text:tab/><text:tab/> <text:s/>0x07,</text:p>
      <text:p text:style-name="Standard"><text:tab/><text:tab/><text:tab/><text:tab/><text:tab/><text:tab/><text:tab/> <text:s/>0x03,</text:p>
      <text:p text:style-name="Standard"><text:tab/><text:tab/><text:tab/><text:tab/><text:tab/><text:tab/><text:tab/> <text:s/>0x08,</text:p>
      <text:p text:style-name="Standard"><text:tab/><text:tab/><text:tab/><text:tab/><text:tab/><text:tab/><text:tab/> <text:s/>0x02,</text:p>
      <text:p text:style-name="Standard"><text:tab/><text:tab/><text:tab/><text:tab/><text:tab/><text:tab/><text:tab/> <text:s/>0x0b,</text:p>
      <text:p text:style-name="Standard"><text:tab/><text:tab/><text:tab/><text:tab/><text:tab/><text:tab/><text:tab/> <text:s/>0x05,</text:p>
      <text:p text:style-name="Standard"><text:tab/><text:tab/><text:tab/><text:tab/><text:tab/><text:tab/><text:tab/> <text:s/>0x0d</text:p>
      <text:p text:style-name="Standard"><text:tab/><text:tab/><text:tab/><text:tab/><text:tab/><text:tab/><text:tab/>};</text:p>
      <text:p text:style-name="Standard"/>
      <text:p text:style-name="Standard"><text:tab/>if(*x &gt;= 0x00 &amp;&amp; *x &lt;= 0x0F)<text:tab/>// Basic error checking.</text:p>
      <text:p text:style-name="Standard"><text:tab/><text:tab/>*x = table[*x];</text:p>
      <text:p text:style-name="Standard">}</text:p>
      <text:p text:style-name="Standard"/>
      <text:p text:style-name="Standard"/>
      <text:p text:style-name="Standard">// ------------------------ KEY SCHEDULE (128 BIT KEY) ------------------------</text:p>
      <text:p text:style-name="Standard"/>
      <text:p text:style-name="Standard">/*</text:p>
      <text:p text:style-name="Standard">**<text:tab/>Description: The sub-key for each of the first 24 rounds are computed.</text:p>
      <text:p text:style-name="Standard">**<text:tab/>Input: Parameters of the cipher.</text:p>
      <text:p text:style-name="Standard">**<text:tab/>Output: parameters-&gt;sub_key[] is overwritten with the sub-key (i.e. round key)</text:p>
      <text:p text:style-name="Standard">**<text:tab/> <text:s/>for the current round. It is also returned to the calling function.</text:p>
      <text:p text:style-name="Standard">**<text:tab/>Caveats: Initialise cipher parameters using rectangle_init() - applies only</text:p>
      <text:p text:style-name="Standard">**<text:tab/> <text:s/>for the very first call to get_round_key().</text:p>
      <text:p text:style-name="Standard">**<text:tab/>Thread-safe: Yes.</text:p>
      <text:p text:style-name="Standard">*/</text:p>
      <text:p text:style-name="Standard">uint16_t* get_round_key(rcipher_params_t parameters)</text:p>
      <text:p text:style-name="Standard">{</text:p>
      <text:p text:style-name="Standard"><text:tab/>int i, j;</text:p>
      <text:p text:style-name="Standard"><text:tab/>uint8_t col_value, j_mask, col_bit, key_bit[4];</text:p>
      <text:p text:style-name="Standard"/>
      <text:p text:style-name="Standard"><text:tab/>/*</text:p>
      <text:p text:style-name="Standard"><text:tab/>**<text:tab/>Step: Extracting the sub-key for the current round.</text:p>
      <text:p text:style-name="Standard"><text:tab/>**<text:tab/>For each of the 4 rows, we extract the rightmost 16 bits.</text:p>
      <text:p text:style-name="Standard"><text:tab/>**<text:tab/>Total: 4 x 16 = 64 bit sub-key.</text:p>
      <text:p text:style-name="Standard"><text:soft-page-break/><text:tab/>**<text:tab/>This forms the sub-key for the current round.</text:p>
      <text:p text:style-name="Standard"><text:tab/>*/</text:p>
      <text:p text:style-name="Standard"><text:tab/>for(i = 0; i &lt; 4; ++i)</text:p>
      <text:p text:style-name="Standard"><text:tab/><text:tab/>parameters-&gt;sub_key[i] = (uint16_t) (parameters-&gt;main_key[i] &amp; 0x0000FFFF);</text:p>
      <text:p text:style-name="Standard"/>
      <text:p text:style-name="Standard"><text:tab/>/*</text:p>
      <text:p text:style-name="Standard"><text:tab/>**<text:tab/>Step: Applying the S-Box S to the 8 rightmost columns.</text:p>
      <text:p text:style-name="Standard"><text:tab/>**<text:tab/>For each of the 8 rightmost columns, we first need to construct the column</text:p>
      <text:p text:style-name="Standard"><text:tab/>**<text:tab/>value, i.e., the hexadecimal value corresponding to the column.</text:p>
      <text:p text:style-name="Standard"><text:tab/>**<text:tab/>Then, we use the S-Box to jumble up the bits and then write the resultant</text:p>
      <text:p text:style-name="Standard"><text:tab/>**<text:tab/>hexadecimal value back to the main key.</text:p>
      <text:p text:style-name="Standard"><text:tab/>*/</text:p>
      <text:p text:style-name="Standard"><text:tab/>for(j = 0; j &lt; 8; ++j)</text:p>
      <text:p text:style-name="Standard"><text:tab/>{</text:p>
      <text:p text:style-name="Standard"><text:tab/><text:tab/>col_value = 0;</text:p>
      <text:p text:style-name="Standard"><text:tab/><text:tab/>j_mask = 1 &lt;&lt; j;</text:p>
      <text:p text:style-name="Standard"/>
      <text:p text:style-name="Standard"><text:tab/><text:tab/>// Constructing the column value.</text:p>
      <text:p text:style-name="Standard"><text:tab/><text:tab/>for(i = 0; i &lt; 4; ++i)</text:p>
      <text:p text:style-name="Standard"><text:tab/><text:tab/>{</text:p>
      <text:p text:style-name="Standard"><text:tab/><text:tab/><text:tab/>key_bit[i] = (parameters-&gt;main_key[i] &amp; j_mask) &gt; 0;</text:p>
      <text:p text:style-name="Standard"><text:tab/><text:tab/><text:tab/>col_value |= (key_bit[i] &lt;&lt; i);</text:p>
      <text:p text:style-name="Standard"><text:tab/><text:tab/>}</text:p>
      <text:p text:style-name="Standard"/>
      <text:p text:style-name="Standard"><text:tab/><text:tab/>// Use the S-Box to find the new column value...</text:p>
      <text:p text:style-name="Standard"><text:tab/><text:tab/>s_box(&amp;col_value);</text:p>
      <text:p text:style-name="Standard"/>
      <text:p text:style-name="Standard"><text:tab/><text:tab/>// Writing the resultant hexadecimal value back to main_key.</text:p>
      <text:p text:style-name="Standard"><text:tab/><text:tab/>for(i = 0; i &lt; 4; ++i)</text:p>
      <text:p text:style-name="Standard"><text:tab/><text:tab/>{</text:p>
      <text:p text:style-name="Standard"><text:tab/><text:tab/><text:tab/>col_bit = ((col_value &amp; (1 &lt;&lt; i)) &gt; 0);</text:p>
      <text:p text:style-name="Standard"/>
      <text:p text:style-name="Standard"><text:tab/><text:tab/><text:tab/>/*<text:tab/>If the key bit and the col bit do not match, then flip the</text:p>
      <text:p text:style-name="Standard"><text:tab/><text:tab/><text:tab/>**<text:tab/>main_key bit. */</text:p>
      <text:p text:style-name="Standard"><text:tab/><text:tab/><text:tab/>parameters-&gt;main_key[i] ^= (key_bit[i] ^ col_bit) &lt;&lt; j;</text:p>
      <text:p text:style-name="Standard"><text:tab/><text:tab/>}</text:p>
      <text:p text:style-name="Standard"><text:tab/>}</text:p>
      <text:p text:style-name="Standard"/>
      <text:p text:style-name="Standard"/>
      <text:p text:style-name="Standard"><text:tab/>// Step: Applying a 1-round generalized Feistel transformation.</text:p>
      <text:p text:style-name="Standard"><text:tab/>uint32_t row0 = parameters-&gt;main_key[0], row2 = parameters-&gt;main_key[2];</text:p>
      <text:p text:style-name="Standard"><text:tab/>parameters-&gt;main_key[0] = CLSH(parameters-&gt;main_key[0], 8) ^ parameters-&gt;main_key[1];</text:p>
      <text:p text:style-name="Standard"><text:tab/>parameters-&gt;main_key[2] = CLSH(parameters-&gt;main_key[2], 16) ^ parameters-&gt;main_key[3];</text:p>
      <text:p text:style-name="Standard"><text:tab/>parameters-&gt;main_key[1] = row2;</text:p>
      <text:p text:style-name="Standard"><text:tab/>parameters-&gt;main_key[3] = row0;</text:p>
      <text:p text:style-name="Standard"/>
      <text:p text:style-name="Standard"/>
      <text:p text:style-name="Standard"><text:tab/>// Step: A 5-bit round constant is XORed with the 5-bit key state.</text:p>
      <text:p text:style-name="Standard"><text:tab/>// Extracting the lower "5 bit key state"...</text:p>
      <text:p text:style-name="Standard"><text:tab/>uint8_t lower_5_bits = (uint8_t) (parameters-&gt;main_key[0] &amp; 0x0000001F);</text:p>
      <text:p text:style-name="Standard"><text:soft-page-break/><text:tab/>lower_5_bits ^= parameters-&gt;row_constant;</text:p>
      <text:p text:style-name="Standard"/>
      <text:p text:style-name="Standard"><text:tab/>// Turn off lower 5 bits..and append the new lower 5 bits.</text:p>
      <text:p text:style-name="Standard"><text:tab/>parameters-&gt;main_key[0] = (parameters-&gt;main_key[0] &amp; 0xFFFFFFE0) | lower_5_bits;</text:p>
      <text:p text:style-name="Standard"/>
      <text:p text:style-name="Standard"/>
      <text:p text:style-name="Standard"><text:tab/>// Update the row constant.</text:p>
      <text:p text:style-name="Standard"><text:tab/>rectangle_LFSR(&amp;parameters-&gt;row_constant);</text:p>
      <text:p text:style-name="Standard"><text:tab/>return parameters-&gt;sub_key;</text:p>
      <text:p text:style-name="Standard">}</text:p>
      <text:p text:style-name="Standard"/>
      <text:p text:style-name="Standard"/>
      <text:p text:style-name="Standard">/*<text:tab/></text:p>
      <text:p text:style-name="Standard">**<text:tab/>Description: The key for the 25th(last) round is computed.</text:p>
      <text:p text:style-name="Standard">**<text:tab/>Input: Parameters of the cipher.</text:p>
      <text:p text:style-name="Standard">**<text:tab/>Output: parameters-&gt;sub_key[] is overwritten with the sub-key (i.e. round key)</text:p>
      <text:p text:style-name="Standard">**<text:tab/> <text:s/>for the 25th(last) round.</text:p>
      <text:p text:style-name="Standard">**<text:tab/>Caveats: None.</text:p>
      <text:p text:style-name="Standard">**<text:tab/>Thread-safe: Yes.</text:p>
      <text:p text:style-name="Standard">*/</text:p>
      <text:p text:style-name="Standard">uint16_t* get_key25(rcipher_params_t parameters)</text:p>
      <text:p text:style-name="Standard">{</text:p>
      <text:p text:style-name="Standard"><text:tab/>int i;</text:p>
      <text:p text:style-name="Standard"/>
      <text:p text:style-name="Standard"><text:tab/>// Extracting the key for the last AddRoundKey().</text:p>
      <text:p text:style-name="Standard"><text:tab/>for(i = 0; i &lt; 4; ++i)</text:p>
      <text:p text:style-name="Standard"><text:tab/><text:tab/>parameters-&gt;sub_key[i] = (uint16_t) (parameters-&gt;main_key[i] &amp; 0x0000FFFF);</text:p>
      <text:p text:style-name="Standard"/>
      <text:p text:style-name="Standard"><text:tab/>return parameters-&gt;sub_key;</text:p>
      <text:p text:style-name="Standard">}</text:p>
      <text:p text:style-name="Standard"/>
      <text:p text:style-name="Standard"/>
      <text:p text:style-name="Standard">// ------------------------ ENCRYPTION ------------------------</text:p>
      <text:p text:style-name="Standard"/>
      <text:p text:style-name="Standard"/>
      <text:p text:style-name="Standard">union state</text:p>
      <text:p text:style-name="Standard">{</text:p>
      <text:p text:style-name="Standard"><text:tab/>uint8_t bytes [BLOCK_SIZE];</text:p>
      <text:p text:style-name="Standard"><text:tab/>uint16_t ints16 [BLOCK_SIZE &gt;&gt; 1];</text:p>
      <text:p text:style-name="Standard">};</text:p>
      <text:p text:style-name="Standard"/>
      <text:p text:style-name="Standard">typedef union state* state64_t;</text:p>
      <text:p text:style-name="Standard"/>
      <text:p text:style-name="Standard"/>
      <text:p text:style-name="Standard">char* encrypt_64bit_block(rcipher_params_t parameters, state64_t plaintext_state)</text:p>
      <text:p text:style-name="Standard">{</text:p>
      <text:p text:style-name="Standard"><text:tab/>uint8_t round_no, i, j;</text:p>
      <text:p text:style-name="Standard"><text:tab/>uint8_t col_j, ptext_bit[4], col_bit;</text:p>
      <text:p text:style-name="Standard"><text:tab/>uint16_t j_mask;</text:p>
      <text:p text:style-name="Standard"/>
      <text:p text:style-name="Standard"><text:tab/>// For the first 24 rounds..</text:p>
      <text:p text:style-name="Standard"><text:tab/>for(round_no = 0; round_no &lt; 24; ++round_no)</text:p>
      <text:p text:style-name="Standard"><text:soft-page-break/><text:tab/>{</text:p>
      <text:p text:style-name="Standard"><text:tab/><text:tab/>// Step: Generate round key.</text:p>
      <text:p text:style-name="Standard"><text:tab/><text:tab/>get_round_key(parameters);</text:p>
      <text:p text:style-name="Standard"><text:tab/><text:tab/><text:tab/><text:tab/></text:p>
      <text:p text:style-name="Standard"><text:tab/><text:tab/>// Step: AddRoundKey(STATE, Ki): Simple XOR</text:p>
      <text:p text:style-name="Standard"><text:tab/><text:tab/>for(i = 0; i &lt; 4; ++i)</text:p>
      <text:p text:style-name="Standard"><text:tab/><text:tab/><text:tab/>plaintext_state-&gt;ints16[i] ^= parameters-&gt;sub_key[i];</text:p>
      <text:p text:style-name="Standard"/>
      <text:p text:style-name="Standard"><text:tab/><text:tab/>// Step: SubColumn(STATE)</text:p>
      <text:p text:style-name="Standard"><text:tab/><text:tab/>for(j = 0; j &lt; 16; ++j)</text:p>
      <text:p text:style-name="Standard"><text:tab/><text:tab/>{</text:p>
      <text:p text:style-name="Standard"><text:tab/><text:tab/><text:tab/>col_j = 0;</text:p>
      <text:p text:style-name="Standard"><text:tab/><text:tab/><text:tab/>j_mask = 1 &lt;&lt; j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ptext_bit[i] = (plaintext_state-&gt;ints16[i] &amp; j_mask) &gt; 0;</text:p>
      <text:p text:style-name="Standard"><text:tab/><text:tab/><text:tab/><text:tab/>col_j |= ptext_bit[i] &lt;&lt; i;</text:p>
      <text:p text:style-name="Standard"><text:tab/><text:tab/><text:tab/>}</text:p>
      <text:p text:style-name="Standard"/>
      <text:p text:style-name="Standard"><text:tab/><text:tab/><text:tab/>s_box(&amp;col_j)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ol_bit = (col_j &amp; (1 &lt;&lt; i)) &gt; 0;</text:p>
      <text:p text:style-name="Standard"><text:tab/><text:tab/><text:tab/><text:tab/>plaintext_state-&gt;ints16[i] ^= (ptext_bit[i] ^ col_bit) &lt;&lt; j;</text:p>
      <text:p text:style-name="Standard"><text:tab/><text:tab/><text:tab/>}</text:p>
      <text:p text:style-name="Standard"><text:tab/><text:tab/>}</text:p>
      <text:p text:style-name="Standard"/>
      <text:p text:style-name="Standard"><text:tab/><text:tab/>// Step: ShiftRow(STATE)</text:p>
      <text:p text:style-name="Standard"><text:tab/><text:tab/>plaintext_state-&gt;ints16[1] = CLSH(plaintext_state-&gt;ints16[1], 1);</text:p>
      <text:p text:style-name="Standard"><text:tab/><text:tab/>plaintext_state-&gt;ints16[2] = CLSH(plaintext_state-&gt;ints16[2], 12);</text:p>
      <text:p text:style-name="Standard"><text:tab/><text:tab/>plaintext_state-&gt;ints16[3] = CLSH(plaintext_state-&gt;ints16[3], 13);</text:p>
      <text:p text:style-name="Standard"/>
      <text:p text:style-name="Standard"><text:tab/><text:tab/>// debug code</text:p>
      <text:p text:style-name="Standard"><text:tab/><text:tab/>/*printf("\nOutput state:\n");</text:p>
      <text:p text:style-name="Standard"><text:tab/><text:tab/>for(int i_test = 0; i_test &lt; 4; ++i_test)</text:p>
      <text:p text:style-name="Standard"><text:tab/><text:tab/><text:tab/>printf("%04x\n", plaintext_state-&gt;ints16[i_test]);</text:p>
      <text:p text:style-name="Standard"><text:tab/><text:tab/>printf("\n");*/</text:p>
      <text:p text:style-name="Standard"><text:tab/>}</text:p>
      <text:p text:style-name="Standard"/>
      <text:p text:style-name="Standard"><text:tab/>// debug code</text:p>
      <text:p text:style-name="Standard"><text:tab/>/*printf("-----------------\nRound no: %d\nInput state:\n", round_no);</text:p>
      <text:p text:style-name="Standard"><text:tab/>for(int i_test = 0; i_test &lt; 4; ++i_test)</text:p>
      <text:p text:style-name="Standard"><text:tab/><text:tab/>printf("%04x\n", plaintext_state-&gt;ints16[i_test]);*/</text:p>
      <text:p text:style-name="Standard"/>
      <text:p text:style-name="Standard"><text:tab/>// Step: AddRoundKey(STATE, K25)</text:p>
      <text:p text:style-name="Standard"><text:tab/>get_key25(parameters);</text:p>
      <text:p text:style-name="Standard"/>
      <text:p text:style-name="Standard"><text:tab/>// debug code</text:p>
      <text:p text:style-name="Standard"><text:tab/>/*printf("\nKey:\n");</text:p>
      <text:p text:style-name="Standard"><text:tab/>for(int i_test = 0; i_test &lt; 4; ++i_test)</text:p>
      <text:p text:style-name="Standard"><text:soft-page-break/><text:tab/><text:tab/>printf("%04x\n", parameters-&gt;sub_key[i_test]);*/</text:p>
      <text:p text:style-name="Standard"/>
      <text:p text:style-name="Standard"><text:tab/>for(i = 0; i &lt; 4; ++i)</text:p>
      <text:p text:style-name="Standard"><text:tab/><text:tab/>plaintext_state-&gt;ints16[i] ^= parameters-&gt;sub_key[i];</text:p>
      <text:p text:style-name="Standard"/>
      <text:p text:style-name="Standard"><text:tab/>// debug code</text:p>
      <text:p text:style-name="Standard"><text:tab/>/*printf("\nOutput state:\n");</text:p>
      <text:p text:style-name="Standard"><text:tab/>for(int i_test = 0; i_test &lt; 4; ++i_test)</text:p>
      <text:p text:style-name="Standard"><text:tab/><text:tab/>printf("%04x\n", plaintext_state-&gt;ints16[i_test]);*/</text:p>
      <text:p text:style-name="Standard"/>
      <text:p text:style-name="Standard"><text:tab/>return plaintext_state-&gt;bytes;</text:p>
      <text:p text:style-name="Standard">}</text:p>
      <text:p text:style-name="Standard"/>
      <text:p text:style-name="Standard">void encrypt(uint8_t* IV, uint8_t* key, FILE* ptext_stream, FILE* ctext_stream)</text:p>
      <text:p text:style-name="Standard">{</text:p>
      <text:p text:style-name="Standard"><text:tab/>uint32_t main_key[4] = {0};</text:p>
      <text:p text:style-name="Standard"><text:tab/>int8_t i, j, k;</text:p>
      <text:p text:style-name="Standard"><text:tab/>uint8_t buffer[9], pad_byte;</text:p>
      <text:p text:style-name="Standard"><text:tab/>union state block;</text:p>
      <text:p text:style-name="Standard"/>
      <text:p text:style-name="Standard"><text:tab/>// Building the main_key from the input key.</text:p>
      <text:p text:style-name="Standard"><text:tab/>for(i = 0, j = MAIN_KEY_SIZE - 1; i &lt; 4; ++i)</text:p>
      <text:p text:style-name="Standard"><text:tab/><text:tab/>for(k = 0; k &lt; 4; --j, ++k)</text:p>
      <text:p text:style-name="Standard"><text:tab/><text:tab/><text:tab/>main_key[i] |= (key[j] &lt;&lt; (8 * k));</text:p>
      <text:p text:style-name="Standard"/>
      <text:p text:style-name="Standard"><text:tab/>rcipher_params_t cipher_params = rectangle_init_key(main_key), parameters = rectangle_init_copy(cipher_params);</text:p>
      <text:p text:style-name="Standard"/>
      <text:p text:style-name="Standard"><text:tab/>while(1)</text:p>
      <text:p text:style-name="Standard"><text:tab/>{</text:p>
      <text:p text:style-name="Standard"><text:tab/><text:tab/>k = fread(buffer, sizeof(char), BLOCK_SIZE, ptext_stream);</text:p>
      <text:p text:style-name="Standard"/>
      <text:p text:style-name="Standard"><text:tab/><text:tab/>// PKCS #5 - padding.</text:p>
      <text:p text:style-name="Standard"><text:tab/><text:tab/>for(pad_byte = BLOCK_SIZE - k, i = k; i &lt; BLOCK_SIZE; ++i)</text:p>
      <text:p text:style-name="Standard"><text:tab/><text:tab/><text:tab/>buffer[i] = pad_byte;</text:p>
      <text:p text:style-name="Standard"/>
      <text:p text:style-name="Standard"><text:tab/><text:tab/>// XORing plaintext with the IV.</text:p>
      <text:p text:style-name="Standard"><text:tab/><text:tab/>for(i = 0; i &lt; BLOCK_SIZE; ++i)</text:p>
      <text:p text:style-name="Standard"><text:tab/><text:tab/><text:tab/>block.bytes[i] = buffer[i] ^ IV[i];</text:p>
      <text:p text:style-name="Standard"/>
      <text:p text:style-name="Standard"><text:tab/><text:tab/>encrypt_64bit_block(cipher_params, &amp;block);</text:p>
      <text:p text:style-name="Standard"/>
      <text:p text:style-name="Standard"><text:tab/><text:tab/>// Writing encrypted block to output stream.</text:p>
      <text:p text:style-name="Standard"><text:tab/><text:tab/>fwrite(block.bytes, sizeof(char), BLOCK_SIZE, ctext_stream);</text:p>
      <text:p text:style-name="Standard"/>
      <text:p text:style-name="Standard"><text:tab/><text:tab/>// If it is the end of the ptext_stream, then end the loop.</text:p>
      <text:p text:style-name="Standard"><text:tab/><text:tab/>if(k &lt; BLOCK_SIZE)</text:p>
      <text:p text:style-name="Standard"><text:tab/><text:tab/><text:tab/>break;</text:p>
      <text:p text:style-name="Standard"/>
      <text:p text:style-name="Standard"><text:tab/><text:tab/>// Updating IV for the next block.</text:p>
      <text:p text:style-name="Standard"><text:tab/><text:tab/>for(i = 0; i &lt; BLOCK_SIZE; ++i)</text:p>
      <text:p text:style-name="Standard"><text:tab/><text:tab/><text:tab/>IV[i] = block.bytes[i];</text:p>
      <text:p text:style-name="Standard"><text:soft-page-break/></text:p>
      <text:p text:style-name="Standard"><text:tab/><text:tab/>// copy back to cipher_params</text:p>
      <text:p text:style-name="Standard"><text:tab/><text:tab/>rectangle_params_copy(cipher_params, parameters);</text:p>
      <text:p text:style-name="Standard"><text:tab/>}</text:p>
      <text:p text:style-name="Standard"/>
      <text:p text:style-name="Standard"><text:tab/>rectangle_destroy(parameters);</text:p>
      <text:p text:style-name="Standard"><text:tab/>rectangle_destroy(cipher_params);</text:p>
      <text:p text:style-name="Standard">}</text:p>
      <text:p text:style-name="Standard"/>
      <text:p text:style-name="Standard"/>
      <text:p text:style-name="Standard">// ------------------------ DECRYPTION ------------------------</text:p>
      <text:p text:style-name="Standard"/>
      <text:p text:style-name="Standard">struct round_key</text:p>
      <text:p text:style-name="Standard">{</text:p>
      <text:p text:style-name="Standard"><text:tab/>uint16_t key[4];</text:p>
      <text:p text:style-name="Standard">} round_keys[25];</text:p>
      <text:p text:style-name="Standard"/>
      <text:p text:style-name="Standard">typedef struct round_key* round_key_t;</text:p>
      <text:p text:style-name="Standard"/>
      <text:p text:style-name="Standard"/>
      <text:p text:style-name="Standard">round_key_t store_round_keys(rcipher_params_t parameters, round_key_t keys)</text:p>
      <text:p text:style-name="Standard">{</text:p>
      <text:p text:style-name="Standard"><text:tab/>uint8_t i, j;</text:p>
      <text:p text:style-name="Standard"><text:tab/>rcipher_params_t params = rectangle_init_copy(parameters);</text:p>
      <text:p text:style-name="Standard"/>
      <text:p text:style-name="Standard"><text:tab/>for(i = 0; i &lt; 25; ++i)</text:p>
      <text:p text:style-name="Standard"><text:tab/>{</text:p>
      <text:p text:style-name="Standard"><text:tab/><text:tab/>if(i != 24)</text:p>
      <text:p text:style-name="Standard"><text:tab/><text:tab/><text:tab/>get_round_key(params);</text:p>
      <text:p text:style-name="Standard"><text:tab/><text:tab/>else</text:p>
      <text:p text:style-name="Standard"><text:tab/><text:tab/><text:tab/>get_key25(params);</text:p>
      <text:p text:style-name="Standard"/>
      <text:p text:style-name="Standard"><text:tab/><text:tab/>for(j = 0; j &lt; 4; ++j)</text:p>
      <text:p text:style-name="Standard"><text:tab/><text:tab/><text:tab/>keys[i].key[j] = params-&gt;sub_key[j];</text:p>
      <text:p text:style-name="Standard"><text:tab/>}</text:p>
      <text:p text:style-name="Standard"/>
      <text:p text:style-name="Standard"><text:tab/>rectangle_destroy(params);</text:p>
      <text:p text:style-name="Standard"><text:tab/>return keys;</text:p>
      <text:p text:style-name="Standard">}</text:p>
      <text:p text:style-name="Standard"/>
      <text:p text:style-name="Standard"/>
      <text:p text:style-name="Standard">char* decrypt_64bit_block(rcipher_params_t parameters, state64_t ciphertext_state)</text:p>
      <text:p text:style-name="Standard">{</text:p>
      <text:p text:style-name="Standard"><text:tab/>uint8_t round_no, i, j;</text:p>
      <text:p text:style-name="Standard"><text:tab/>uint8_t col_j, ctext_bit[4], col_bit;</text:p>
      <text:p text:style-name="Standard"><text:tab/>uint16_t j_mask;</text:p>
      <text:p text:style-name="Standard"/>
      <text:p text:style-name="Standard"><text:tab/>store_round_keys(parameters, round_keys);</text:p>
      <text:p text:style-name="Standard"/>
      <text:p text:style-name="Standard"><text:tab/>for(round_no = 24; round_no &gt; 0; --round_no)</text:p>
      <text:p text:style-name="Standard"><text:tab/>{</text:p>
      <text:p text:style-name="Standard"><text:tab/><text:tab/>// Step: AddRoundKey(STATE, Ki): Simple XOR</text:p>
      <text:p text:style-name="Standard"><text:soft-page-break/><text:tab/><text:tab/>for(i = 0; i &lt; 4; ++i)</text:p>
      <text:p text:style-name="Standard"><text:tab/><text:tab/><text:tab/>ciphertext_state-&gt;ints16[i] ^= round_keys[round_no].key[i];</text:p>
      <text:p text:style-name="Standard"/>
      <text:p text:style-name="Standard"><text:tab/><text:tab/>// Step: Inverse ShiftRow(STATE)</text:p>
      <text:p text:style-name="Standard"><text:tab/><text:tab/>ciphertext_state-&gt;ints16[1] = CLSH(ciphertext_state-&gt;ints16[1], 15);</text:p>
      <text:p text:style-name="Standard"><text:tab/><text:tab/>ciphertext_state-&gt;ints16[2] = CLSH(ciphertext_state-&gt;ints16[2], 4);</text:p>
      <text:p text:style-name="Standard"><text:tab/><text:tab/>ciphertext_state-&gt;ints16[3] = CLSH(ciphertext_state-&gt;ints16[3], 3);</text:p>
      <text:p text:style-name="Standard"/>
      <text:p text:style-name="Standard"><text:tab/><text:tab/>// Step: Inverse SubColumn(STATE)</text:p>
      <text:p text:style-name="Standard"><text:tab/><text:tab/>for(j = 0; j &lt; 16; ++j)</text:p>
      <text:p text:style-name="Standard"><text:tab/><text:tab/>{</text:p>
      <text:p text:style-name="Standard"><text:tab/><text:tab/><text:tab/>col_j = 0;</text:p>
      <text:p text:style-name="Standard"><text:tab/><text:tab/><text:tab/>j_mask = 1 &lt;&lt; j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text_bit[i] = (ciphertext_state-&gt;ints16[i] &amp; j_mask) &gt; 0;</text:p>
      <text:p text:style-name="Standard"><text:tab/><text:tab/><text:tab/><text:tab/>col_j |= ctext_bit[i] &lt;&lt; i;</text:p>
      <text:p text:style-name="Standard"><text:tab/><text:tab/><text:tab/>}</text:p>
      <text:p text:style-name="Standard"/>
      <text:p text:style-name="Standard"><text:tab/><text:tab/><text:tab/>inverse_s_box(&amp;col_j);</text:p>
      <text:p text:style-name="Standard"/>
      <text:p text:style-name="Standard"><text:tab/><text:tab/><text:tab/>for(i = 0; i &lt; 4; ++i)</text:p>
      <text:p text:style-name="Standard"><text:tab/><text:tab/><text:tab/>{</text:p>
      <text:p text:style-name="Standard"><text:tab/><text:tab/><text:tab/><text:tab/>col_bit = (col_j &amp; (1 &lt;&lt; i)) &gt; 0;</text:p>
      <text:p text:style-name="Standard"><text:tab/><text:tab/><text:tab/><text:tab/>ciphertext_state-&gt;ints16[i] ^= (ctext_bit[i] ^ col_bit) &lt;&lt; j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// Step: AddRoundKey(STATE, K0)</text:p>
      <text:p text:style-name="Standard"><text:tab/>for(i = 0; i &lt; 4; ++i)</text:p>
      <text:p text:style-name="Standard"><text:tab/><text:tab/><text:tab/>ciphertext_state-&gt;ints16[i] ^= round_keys[round_no].key[i];</text:p>
      <text:p text:style-name="Standard"/>
      <text:p text:style-name="Standard"><text:tab/>return ciphertext_state-&gt;bytes;</text:p>
      <text:p text:style-name="Standard">}</text:p>
      <text:p text:style-name="Standard"/>
      <text:p text:style-name="Standard">void decrypt(uint8_t* IV, uint8_t* key, FILE* ptext_stream, FILE* ctext_stream)</text:p>
      <text:p text:style-name="Standard">{</text:p>
      <text:p text:style-name="Standard"><text:tab/>uint32_t main_key[4] = {0};</text:p>
      <text:p text:style-name="Standard"><text:tab/>int i, j, k;</text:p>
      <text:p text:style-name="Standard"><text:tab/>uint8_t buffer[BLOCK_SIZE + 1], pad_byte, IV_copy[BLOCK_SIZE];</text:p>
      <text:p text:style-name="Standard"><text:tab/>union state block = {0};</text:p>
      <text:p text:style-name="Standard"/>
      <text:p text:style-name="Standard"><text:tab/>// Building the main_key from the input key.</text:p>
      <text:p text:style-name="Standard"><text:tab/>for(i = 0, j = MAIN_KEY_SIZE - 1; i &lt; 4; ++i)</text:p>
      <text:p text:style-name="Standard"><text:tab/><text:tab/>for(k = 0; k &lt; 4; --j, ++k)</text:p>
      <text:p text:style-name="Standard"><text:tab/><text:tab/><text:tab/>main_key[i] |= (key[j] &lt;&lt; (8 * k));</text:p>
      <text:p text:style-name="Standard"/>
      <text:p text:style-name="Standard"><text:tab/>rcipher_params_t cipher_params = rectangle_init_key(main_key);</text:p>
      <text:p text:style-name="Standard"/>
      <text:p text:style-name="Standard"><text:tab/>for(j = 0; ; j = 1)</text:p>
      <text:p text:style-name="Standard"><text:soft-page-break/><text:tab/>{</text:p>
      <text:p text:style-name="Standard"><text:tab/><text:tab/>// read from ctext stream into IV_copy..</text:p>
      <text:p text:style-name="Standard"><text:tab/><text:tab/>k = fread(IV_copy, sizeof(char), BLOCK_SIZE, ctext_stream);</text:p>
      <text:p text:style-name="Standard"><text:tab/><text:tab/></text:p>
      <text:p text:style-name="Standard"><text:tab/><text:tab/>// if it is the last block, then we need to remove/check padding from the previous block.</text:p>
      <text:p text:style-name="Standard"><text:tab/><text:tab/>if(k &lt; BLOCK_SIZE)</text:p>
      <text:p text:style-name="Standard"><text:tab/><text:tab/>{</text:p>
      <text:p text:style-name="Standard"><text:tab/><text:tab/><text:tab/>pad_byte = block.bytes[BLOCK_SIZE - 1];</text:p>
      <text:p text:style-name="Standard"/>
      <text:p text:style-name="Standard"><text:tab/><text:tab/><text:tab/>for(i = BLOCK_SIZE - pad_byte; i &lt; BLOCK_SIZE; ++i)</text:p>
      <text:p text:style-name="Standard"><text:tab/><text:tab/><text:tab/><text:tab/>if(block.bytes[i] != pad_byte)</text:p>
      <text:p text:style-name="Standard"><text:tab/><text:tab/><text:tab/><text:tab/>{</text:p>
      <text:p text:style-name="Standard"><text:tab/><text:tab/><text:tab/><text:tab/><text:tab/>errno = EBADMSG;</text:p>
      <text:p text:style-name="Standard"><text:tab/><text:tab/><text:tab/><text:tab/><text:tab/>perror("Error while decrypting! Possibly invalid key.\nError");</text:p>
      <text:p text:style-name="Standard"><text:tab/><text:tab/><text:tab/><text:tab/><text:tab/>exit(EXIT_FAILURE);</text:p>
      <text:p text:style-name="Standard"><text:tab/><text:tab/><text:tab/><text:tab/>}</text:p>
      <text:p text:style-name="Standard"/>
      <text:p text:style-name="Standard"><text:tab/><text:tab/><text:tab/>fwrite(block.bytes, BLOCK_SIZE - pad_byte, sizeof(char), ptext_stream);</text:p>
      <text:p text:style-name="Standard"><text:tab/><text:tab/><text:tab/>break;</text:p>
      <text:p text:style-name="Standard"><text:tab/><text:tab/>}</text:p>
      <text:p text:style-name="Standard"><text:tab/><text:tab/>// else if it is not the last block and it is is not the first time we entered the main loop,</text:p>
      <text:p text:style-name="Standard"><text:tab/><text:tab/>// then write the last unencrypted block to the output stream.</text:p>
      <text:p text:style-name="Standard"><text:tab/><text:tab/>else if(j)</text:p>
      <text:p text:style-name="Standard"><text:tab/><text:tab/><text:tab/>fwrite(block.bytes, sizeof(char), BLOCK_SIZE, ptext_stream);</text:p>
      <text:p text:style-name="Standard"/>
      <text:p text:style-name="Standard"><text:tab/><text:tab/>// copy to block.bytes for decryption.</text:p>
      <text:p text:style-name="Standard"><text:tab/><text:tab/>for(i = 0; i &lt; BLOCK_SIZE; ++i)</text:p>
      <text:p text:style-name="Standard"><text:tab/><text:tab/><text:tab/>block.bytes[i] = IV_copy[i];</text:p>
      <text:p text:style-name="Standard"/>
      <text:p text:style-name="Standard"><text:tab/><text:tab/>// decrypt it..</text:p>
      <text:p text:style-name="Standard"><text:tab/><text:tab/>decrypt_64bit_block(cipher_params, &amp;block);</text:p>
      <text:p text:style-name="Standard"/>
      <text:p text:style-name="Standard"><text:tab/><text:tab/>// XOR with IV; also, copy IV_copy into IV so that it can be used with the next block.</text:p>
      <text:p text:style-name="Standard"><text:tab/><text:tab/>for(i = 0; i &lt; BLOCK_SIZE; ++i)</text:p>
      <text:p text:style-name="Standard"><text:tab/><text:tab/>{</text:p>
      <text:p text:style-name="Standard"><text:tab/><text:tab/><text:tab/>block.bytes[i] ^= IV[i];</text:p>
      <text:p text:style-name="Standard"><text:tab/><text:tab/><text:tab/>IV[i] = IV_copy[i];</text:p>
      <text:p text:style-name="Standard"><text:tab/><text:tab/>}</text:p>
      <text:p text:style-name="Standard"><text:tab/>}</text:p>
      <text:p text:style-name="Standard"/>
      <text:p text:style-name="Standard"><text:tab/>rectangle_destroy(cipher_params);</text:p>
      <text:p text:style-name="Standard">}</text:p>
      <text:p text:style-name="Standard"/>
      <text:p text:style-name="Standard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21:36.991738510</meta:creation-date>
    <dc:date>2023-09-22T11:22:17.007675098</dc:date>
    <meta:editing-duration>PT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2" meta:paragraph-count="496" meta:word-count="2243" meta:character-count="15851" meta:non-whitespace-character-count="13248"/>
  </office:meta>
</office:document-meta>
</file>